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B000000DB4A13B3E6229B4F3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adornments="Bold"/>
    <style:font-face style:name="Ubuntu Condensed1" svg:font-family="'Ubuntu Condensed'" style:font-adornments="Regular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Ubuntu Condensed1" fo:font-size="6pt" fo:font-style="normal" style:text-underline-style="none" fo:font-weight="bold"/>
    </style:style>
    <style:style style:name="P2" style:family="paragraph">
      <style:paragraph-properties fo:text-align="center"/>
      <style:text-properties style:text-line-through-style="none" style:text-line-through-type="none" style:font-name="Ubuntu Condensed1" fo:font-size="10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style:font-name="Ubuntu Condensed1" fo:font-size="7pt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style:font-name="Ubuntu Condensed" fo:font-size="22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Ubuntu Condensed" fo:font-size="10pt" fo:font-style="normal" style:text-underline-style="none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40808"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ackground-color="#eeeeee" fo:border="non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eeeee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ackground-color="#f40808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spell_verbal_01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pell_name_01" form:control-implementation="ooo:com.sun.star.form.component.TextField" xml:id="control1" form:id="control1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1" form:control-implementation="ooo:com.sun.star.form.component.TextField" xml:id="control2" form:id="control2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1" form:control-implementation="ooo:com.sun.star.form.component.TextField" xml:id="control3" form:id="control3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1" form:control-implementation="ooo:com.sun.star.form.component.CheckBox" xml:id="control4" form:id="control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1" form:control-implementation="ooo:com.sun.star.form.component.CheckBox" xml:id="control5" form:id="control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1" form:control-implementation="ooo:com.sun.star.form.component.CheckBox" xml:id="control6" form:id="control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7" form:id="control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1" form:control-implementation="ooo:com.sun.star.form.component.CheckBox" xml:id="control8" form:id="control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1" form:control-implementation="ooo:com.sun.star.form.component.CheckBox" xml:id="control9" form:id="control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1" form:control-implementation="ooo:com.sun.star.form.component.TextField" xml:id="control10" form:id="control10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1" form:control-implementation="ooo:com.sun.star.form.component.TextField" xml:id="control11" form:id="control11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1" form:control-implementation="ooo:com.sun.star.form.component.TextField" xml:id="control12" form:id="control12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1" form:control-implementation="ooo:com.sun.star.form.component.TextField" xml:id="control13" form:id="control13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2" form:control-implementation="ooo:com.sun.star.form.component.TextField" xml:id="control14" form:id="control14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2" form:control-implementation="ooo:com.sun.star.form.component.TextField" xml:id="control15" form:id="control15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2" form:control-implementation="ooo:com.sun.star.form.component.TextField" xml:id="control16" form:id="control16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2" form:control-implementation="ooo:com.sun.star.form.component.CheckBox" xml:id="control17" form:id="control1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2" form:control-implementation="ooo:com.sun.star.form.component.CheckBox" xml:id="control18" form:id="control1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2" form:control-implementation="ooo:com.sun.star.form.component.CheckBox" xml:id="control19" form:id="control1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20" form:id="control2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2" form:control-implementation="ooo:com.sun.star.form.component.CheckBox" xml:id="control21" form:id="control2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2" form:control-implementation="ooo:com.sun.star.form.component.CheckBox" xml:id="control22" form:id="control2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2" form:control-implementation="ooo:com.sun.star.form.component.TextField" xml:id="control23" form:id="control23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2" form:control-implementation="ooo:com.sun.star.form.component.TextField" xml:id="control24" form:id="control24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2" form:control-implementation="ooo:com.sun.star.form.component.TextField" xml:id="control25" form:id="control25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2" form:control-implementation="ooo:com.sun.star.form.component.TextField" xml:id="control26" form:id="control26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3" form:control-implementation="ooo:com.sun.star.form.component.TextField" xml:id="control27" form:id="control27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3" form:control-implementation="ooo:com.sun.star.form.component.TextField" xml:id="control28" form:id="control28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3" form:control-implementation="ooo:com.sun.star.form.component.TextField" xml:id="control29" form:id="control29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3" form:control-implementation="ooo:com.sun.star.form.component.CheckBox" xml:id="control30" form:id="control30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3" form:control-implementation="ooo:com.sun.star.form.component.CheckBox" xml:id="control31" form:id="control31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3" form:control-implementation="ooo:com.sun.star.form.component.CheckBox" xml:id="control32" form:id="control32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33" form:id="control3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3" form:control-implementation="ooo:com.sun.star.form.component.CheckBox" xml:id="control34" form:id="control3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3" form:control-implementation="ooo:com.sun.star.form.component.CheckBox" xml:id="control35" form:id="control3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3" form:control-implementation="ooo:com.sun.star.form.component.TextField" xml:id="control36" form:id="control36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3" form:control-implementation="ooo:com.sun.star.form.component.TextField" xml:id="control37" form:id="control37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3" form:control-implementation="ooo:com.sun.star.form.component.TextField" xml:id="control38" form:id="control38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3" form:control-implementation="ooo:com.sun.star.form.component.TextField" xml:id="control39" form:id="control39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name_04" form:control-implementation="ooo:com.sun.star.form.component.TextField" xml:id="control40" form:id="control40" form:current-value="spell" form:value="spel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level_04" form:control-implementation="ooo:com.sun.star.form.component.TextField" xml:id="control41" form:id="control41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pell_description_04" form:control-implementation="ooo:com.sun.star.form.component.TextField" xml:id="control42" form:id="control42" form:current-value="description" form:value="descrip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>description</text:p>
          </form:textarea>
          <form:checkbox form:name="spell_verbal_04" form:control-implementation="ooo:com.sun.star.form.component.CheckBox" xml:id="control43" form:id="control43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somatic_04" form:control-implementation="ooo:com.sun.star.form.component.CheckBox" xml:id="control44" form:id="control4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material_04" form:control-implementation="ooo:com.sun.star.form.component.CheckBox" xml:id="control45" form:id="control4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est" form:control-implementation="ooo:com.sun.star.form.component.CheckBox" xml:id="control46" form:id="control4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concentration_04" form:control-implementation="ooo:com.sun.star.form.component.CheckBox" xml:id="control47" form:id="control4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pell_ritual_04" form:control-implementation="ooo:com.sun.star.form.component.CheckBox" xml:id="control48" form:id="control4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pell_casting_04" form:control-implementation="ooo:com.sun.star.form.component.TextField" xml:id="control49" form:id="control49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range_04" form:control-implementation="ooo:com.sun.star.form.component.TextField" xml:id="control50" form:id="control50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duration_04" form:control-implementation="ooo:com.sun.star.form.component.TextField" xml:id="control51" form:id="control51" form:current-value="cast" form:value="cast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pell_school_04" form:control-implementation="ooo:com.sun.star.form.component.TextField" xml:id="control52" form:id="control52" form:current-value="transmutation" form:value="transmuta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1" draw:name="Control 1" draw:style-name="gr4" draw:text-style-name="P6" svg:width="2.5622in" svg:height="0.2606in" svg:x="-0.0598in" svg:y="0.0138in" draw:control="control1"/><draw:control text:anchor-type="paragraph" draw:z-index="2" draw:name="Control 2" draw:style-name="gr5" draw:text-style-name="P5" svg:width="0.3803in" svg:height="0.3303in" svg:x="2.5701in" svg:y="-0.0689in" draw:control="control2"/><draw:control text:anchor-type="paragraph" draw:z-index="3" draw:name="Control 3" draw:style-name="gr4" draw:text-style-name="P4" svg:width="3.2386in" svg:height="3.7067in" svg:x="-0.2693in" svg:y="1.2291in" draw:control="control3"/><draw:control text:anchor-type="paragraph" draw:z-index="4" draw:name="Control 9" draw:style-name="gr3" draw:text-style-name="P3" svg:width="0.1567in" svg:height="0.1933in" svg:x="2.4736in" svg:y="0.6547in" draw:control="control4"/><draw:control text:anchor-type="paragraph" draw:z-index="5" draw:name="Control 4" draw:style-name="gr3" draw:text-style-name="P3" svg:width="0.1567in" svg:height="0.1933in" svg:x="2.6772in" svg:y="0.6547in" draw:control="control5"/><draw:control text:anchor-type="paragraph" draw:z-index="6" draw:name="Control 5" draw:style-name="gr3" draw:text-style-name="P3" svg:width="0.1567in" svg:height="0.1933in" svg:x="2.8673in" svg:y="0.6547in" draw:control="control6"/><draw:control text:anchor-type="paragraph" draw:z-index="7" draw:name="Control 6" draw:style-name="gr3" draw:text-style-name="P3" svg:width="0.1567in" svg:height="0.1933in" svg:x="1.5457in" svg:y="0.7091in" draw:control="control7"/><draw:control text:anchor-type="paragraph" draw:z-index="8" draw:name="Control 7" draw:style-name="gr3" draw:text-style-name="P3" svg:width="0.1567in" svg:height="0.1933in" svg:x="1.5457in" svg:y="0.7091in" draw:control="control8"/><draw:control text:anchor-type="paragraph" draw:z-index="9" draw:name="Control 8" draw:style-name="gr3" draw:text-style-name="P3" svg:width="0.1567in" svg:height="0.1933in" svg:x="-0.3189in" svg:y="0.7in" draw:control="control9"/><draw:control text:anchor-type="paragraph" draw:z-index="10" draw:name="Control 10" draw:style-name="gr2" draw:text-style-name="P2" svg:width="0.7213in" svg:height="0.165in" svg:x="-0.2693in" svg:y="0.5346in" draw:control="control10"/><draw:control text:anchor-type="paragraph" draw:z-index="11" draw:name="Control 11" draw:style-name="gr2" draw:text-style-name="P2" svg:width="0.7213in" svg:height="0.165in" svg:x="0.6673in" svg:y="0.5346in" draw:control="control11"/><draw:control text:anchor-type="paragraph" draw:z-index="12" draw:name="Control 12" draw:style-name="gr2" draw:text-style-name="P2" svg:width="0.7213in" svg:height="0.165in" svg:x="1.5953in" svg:y="0.5346in" draw:control="control12"/><draw:control text:anchor-type="paragraph" draw:z-index="13" draw:name="Control 13" draw:style-name="gr1" draw:text-style-name="P1" svg:width="0.4496in" svg:height="0.113in" svg:x="2.5339in" svg:y="0.2744in" draw:control="control13"/><draw:control text:anchor-type="paragraph" draw:z-index="14" draw:name="Control 14" draw:style-name="gr4" draw:text-style-name="P6" svg:width="2.5622in" svg:height="0.2606in" svg:x="3.9138in" svg:y="0.0138in" draw:control="control14"/><draw:control text:anchor-type="paragraph" draw:z-index="15" draw:name="Control 15" draw:style-name="gr5" draw:text-style-name="P5" svg:width="0.3803in" svg:height="0.3303in" svg:x="6.5437in" svg:y="-0.0689in" draw:control="control15"/><draw:control text:anchor-type="paragraph" draw:z-index="16" draw:name="Control 16" draw:style-name="gr4" draw:text-style-name="P4" svg:width="3.2386in" svg:height="3.7067in" svg:x="3.7043in" svg:y="1.2291in" draw:control="control16"/><draw:control text:anchor-type="paragraph" draw:z-index="17" draw:name="Control 17" draw:style-name="gr3" draw:text-style-name="P3" svg:width="0.1567in" svg:height="0.1933in" svg:x="6.4472in" svg:y="0.6547in" draw:control="control17"/><draw:control text:anchor-type="paragraph" draw:z-index="18" draw:name="Control 18" draw:style-name="gr3" draw:text-style-name="P3" svg:width="0.1567in" svg:height="0.1933in" svg:x="6.6508in" svg:y="0.6547in" draw:control="control18"/><draw:control text:anchor-type="paragraph" draw:z-index="19" draw:name="Control 19" draw:style-name="gr3" draw:text-style-name="P3" svg:width="0.1567in" svg:height="0.1933in" svg:x="6.8409in" svg:y="0.6547in" draw:control="control19"/><draw:control text:anchor-type="paragraph" draw:z-index="20" draw:name="Control 20" draw:style-name="gr3" draw:text-style-name="P3" svg:width="0.1567in" svg:height="0.1933in" svg:x="5.5193in" svg:y="0.7091in" draw:control="control20"/><draw:control text:anchor-type="paragraph" draw:z-index="21" draw:name="Control 21" draw:style-name="gr3" draw:text-style-name="P3" svg:width="0.1567in" svg:height="0.1933in" svg:x="5.5193in" svg:y="0.7091in" draw:control="control21"/><draw:control text:anchor-type="paragraph" draw:z-index="22" draw:name="Control 22" draw:style-name="gr3" draw:text-style-name="P3" svg:width="0.1567in" svg:height="0.1933in" svg:x="3.6547in" svg:y="0.7in" draw:control="control22"/><draw:control text:anchor-type="paragraph" draw:z-index="23" draw:name="Control 23" draw:style-name="gr2" draw:text-style-name="P2" svg:width="0.7213in" svg:height="0.165in" svg:x="3.7043in" svg:y="0.5346in" draw:control="control23"/><draw:control text:anchor-type="paragraph" draw:z-index="24" draw:name="Control 24" draw:style-name="gr2" draw:text-style-name="P2" svg:width="0.7213in" svg:height="0.165in" svg:x="4.6409in" svg:y="0.5346in" draw:control="control24"/><draw:control text:anchor-type="paragraph" draw:z-index="25" draw:name="Control 25" draw:style-name="gr2" draw:text-style-name="P2" svg:width="0.7213in" svg:height="0.165in" svg:x="5.5689in" svg:y="0.5346in" draw:control="control25"/><draw:control text:anchor-type="paragraph" draw:z-index="26" draw:name="Control 26" draw:style-name="gr1" draw:text-style-name="P1" svg:width="0.4496in" svg:height="0.113in" svg:x="6.5075in" svg:y="0.2744in" draw:control="control26"/><draw:control text:anchor-type="paragraph" draw:z-index="27" draw:name="Control 27" draw:style-name="gr4" draw:text-style-name="P6" svg:width="2.5622in" svg:height="0.2606in" svg:x="-0.0598in" svg:y="5.5535in" draw:control="control27"/><draw:control text:anchor-type="paragraph" draw:z-index="28" draw:name="Control 28" draw:style-name="gr5" draw:text-style-name="P5" svg:width="0.3803in" svg:height="0.3303in" svg:x="2.5701in" svg:y="5.4709in" draw:control="control28"/><draw:control text:anchor-type="paragraph" draw:z-index="29" draw:name="Control 29" draw:style-name="gr4" draw:text-style-name="P4" svg:width="3.2386in" svg:height="3.7067in" svg:x="-0.2693in" svg:y="6.7689in" draw:control="control29"/><draw:control text:anchor-type="paragraph" draw:z-index="30" draw:name="Control 30" draw:style-name="gr3" draw:text-style-name="P3" svg:width="0.1567in" svg:height="0.1933in" svg:x="2.4736in" svg:y="6.1945in" draw:control="control30"/><draw:control text:anchor-type="paragraph" draw:z-index="31" draw:name="Control 31" draw:style-name="gr3" draw:text-style-name="P3" svg:width="0.1567in" svg:height="0.1933in" svg:x="2.6772in" svg:y="6.1945in" draw:control="control31"/><draw:control text:anchor-type="paragraph" draw:z-index="32" draw:name="Control 32" draw:style-name="gr3" draw:text-style-name="P3" svg:width="0.1567in" svg:height="0.1933in" svg:x="2.8673in" svg:y="6.1945in" draw:control="control32"/><draw:control text:anchor-type="paragraph" draw:z-index="33" draw:name="Control 33" draw:style-name="gr3" draw:text-style-name="P3" svg:width="0.1567in" svg:height="0.1933in" svg:x="1.5457in" svg:y="6.2484in" draw:control="control33"/><draw:control text:anchor-type="paragraph" draw:z-index="34" draw:name="Control 34" draw:style-name="gr3" draw:text-style-name="P3" svg:width="0.1567in" svg:height="0.1933in" svg:x="1.5457in" svg:y="6.2484in" draw:control="control34"/><draw:control text:anchor-type="paragraph" draw:z-index="35" draw:name="Control 35" draw:style-name="gr3" draw:text-style-name="P3" svg:width="0.1567in" svg:height="0.1933in" svg:x="-0.3189in" svg:y="6.2398in" draw:control="control35"/><draw:control text:anchor-type="paragraph" draw:z-index="36" draw:name="Control 36" draw:style-name="gr2" draw:text-style-name="P2" svg:width="0.7213in" svg:height="0.165in" svg:x="-0.2693in" svg:y="6.0744in" draw:control="control36"/><draw:control text:anchor-type="paragraph" draw:z-index="37" draw:name="Control 37" draw:style-name="gr2" draw:text-style-name="P2" svg:width="0.7213in" svg:height="0.165in" svg:x="0.6673in" svg:y="6.0744in" draw:control="control37"/><draw:control text:anchor-type="paragraph" draw:z-index="38" draw:name="Control 38" draw:style-name="gr2" draw:text-style-name="P2" svg:width="0.7213in" svg:height="0.165in" svg:x="1.5953in" svg:y="6.0744in" draw:control="control38"/><draw:control text:anchor-type="paragraph" draw:z-index="39" draw:name="Control 39" draw:style-name="gr1" draw:text-style-name="P1" svg:width="0.4496in" svg:height="0.113in" svg:x="2.5339in" svg:y="5.8138in" draw:control="control39"/><draw:control text:anchor-type="paragraph" draw:z-index="40" draw:name="Control 40" draw:style-name="gr4" draw:text-style-name="P6" svg:width="2.5622in" svg:height="0.2606in" svg:x="3.9138in" svg:y="5.5535in" draw:control="control40"/><draw:control text:anchor-type="paragraph" draw:z-index="41" draw:name="Control 41" draw:style-name="gr5" draw:text-style-name="P5" svg:width="0.3803in" svg:height="0.3303in" svg:x="6.5437in" svg:y="5.4709in" draw:control="control41"/><draw:control text:anchor-type="paragraph" draw:z-index="42" draw:name="Control 42" draw:style-name="gr4" draw:text-style-name="P4" svg:width="3.2386in" svg:height="3.7067in" svg:x="3.7043in" svg:y="6.7689in" draw:control="control42"/><draw:control text:anchor-type="paragraph" draw:z-index="43" draw:name="Control 43" draw:style-name="gr3" draw:text-style-name="P3" svg:width="0.1567in" svg:height="0.1933in" svg:x="6.4472in" svg:y="6.1945in" draw:control="control43"/><draw:control text:anchor-type="paragraph" draw:z-index="44" draw:name="Control 44" draw:style-name="gr3" draw:text-style-name="P3" svg:width="0.1567in" svg:height="0.1933in" svg:x="6.6508in" svg:y="6.1945in" draw:control="control44"/><draw:control text:anchor-type="paragraph" draw:z-index="45" draw:name="Control 45" draw:style-name="gr3" draw:text-style-name="P3" svg:width="0.1567in" svg:height="0.1933in" svg:x="6.8409in" svg:y="6.1945in" draw:control="control45"/><draw:control text:anchor-type="paragraph" draw:z-index="46" draw:name="Control 46" draw:style-name="gr3" draw:text-style-name="P3" svg:width="0.1567in" svg:height="0.1933in" svg:x="5.5193in" svg:y="6.2484in" draw:control="control46"/><draw:control text:anchor-type="paragraph" draw:z-index="47" draw:name="Control 47" draw:style-name="gr3" draw:text-style-name="P3" svg:width="0.1567in" svg:height="0.1933in" svg:x="5.5193in" svg:y="6.2484in" draw:control="control47"/><draw:control text:anchor-type="paragraph" draw:z-index="48" draw:name="Control 48" draw:style-name="gr3" draw:text-style-name="P3" svg:width="0.1567in" svg:height="0.1933in" svg:x="3.6547in" svg:y="6.2398in" draw:control="control48"/><draw:control text:anchor-type="paragraph" draw:z-index="49" draw:name="Control 49" draw:style-name="gr2" draw:text-style-name="P2" svg:width="0.7213in" svg:height="0.165in" svg:x="3.7043in" svg:y="6.0744in" draw:control="control49"/><draw:control text:anchor-type="paragraph" draw:z-index="50" draw:name="Control 50" draw:style-name="gr2" draw:text-style-name="P2" svg:width="0.7213in" svg:height="0.165in" svg:x="4.6409in" svg:y="6.0744in" draw:control="control50"/><draw:control text:anchor-type="paragraph" draw:z-index="51" draw:name="Control 51" draw:style-name="gr2" draw:text-style-name="P2" svg:width="0.7213in" svg:height="0.165in" svg:x="5.5689in" svg:y="6.0744in" draw:control="control51"/><draw:control text:anchor-type="paragraph" draw:z-index="52" draw:name="Control 52" draw:style-name="gr1" draw:text-style-name="P1" svg:width="0.4496in" svg:height="0.113in" svg:x="6.5075in" svg:y="5.8138in" draw:control="control52"/><draw:frame draw:style-name="fr1" draw:name="Image1" text:anchor-type="char" svg:x="-0.6264in" svg:y="-0.3244in" svg:width="7.9457in" svg:height="11.239in" draw:z-index="0"><draw:image xlink:href="Pictures/10000001000009B000000DB4A13B3E6229B4F3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adornments="Bold"/>
    <style:font-face style:name="Ubuntu Condensed1" svg:font-family="'Ubuntu Condensed'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04:59.881319729</meta:creation-date>
    <dc:date>2023-08-04T18:13:15.272073125</dc:date>
    <meta:editing-duration>PT1H27M10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